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120.46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4.27mm"/>
    </style:style>
    <style:style style:name="co6" style:family="table-column">
      <style:table-column-properties fo:break-before="auto" style:column-width="122.36mm"/>
    </style:style>
    <style:style style:name="co7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/>
      <table:table table:name="HMDB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Parameters – s1</text:p>
          </table:table-cell>
          <table:table-cell office:value-type="string" calcext:value-type="string">
            <text:p>Parameters – s2</text:p>
          </table:table-cell>
          <table:table-cell office:value-type="string" calcext:value-type="string">
            <text:p>Parameters – s3</text:p>
          </table:table-cell>
          <table:table-cell office:value-type="string" calcext:value-type="string">
            <text:p>Acc s1</text:p>
          </table:table-cell>
          <table:table-cell office:value-type="string" calcext:value-type="string">
            <text:p>Acc s2</text:p>
          </table:table-cell>
          <table:table-cell office:value-type="string" calcext:value-type="string">
            <text:p>Acc s3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0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504575163398693" calcext:value-type="float">
            <text:p>0,5046</text:p>
          </table:table-cell>
          <table:table-cell office:value-type="float" office:value="0.498692810457516" calcext:value-type="float">
            <text:p>0,4987</text:p>
          </table:table-cell>
          <table:table-cell office:value-type="float" office:value="0.484313725490196" calcext:value-type="float">
            <text:p>0,4843</text:p>
          </table:table-cell>
          <table:table-cell table:formula="of:=SUM([.F2:.H2])/3" office:value-type="float" office:value="0.495860566448802" calcext:value-type="float">
            <text:p>0,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0 <text:s/>LVR1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522222222222222" calcext:value-type="float">
            <text:p>0,5222</text:p>
          </table:table-cell>
          <table:table-cell office:value-type="float" office:value="0.509150326797386" calcext:value-type="float">
            <text:p>0,5092</text:p>
          </table:table-cell>
          <table:table-cell office:value-type="float" office:value="0.469281045751634" calcext:value-type="float">
            <text:p>0,4693</text:p>
          </table:table-cell>
          <table:table-cell table:formula="of:=SUM([.F3:.H3])/3" office:value-type="float" office:value="0.500217864923747" calcext:value-type="float">
            <text:p>0,5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0 <text:s/>LVR2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506535947712418" calcext:value-type="float">
            <text:p>0,5065</text:p>
          </table:table-cell>
          <table:table-cell office:value-type="float" office:value="0.516339869281046" calcext:value-type="float">
            <text:p>0,5163</text:p>
          </table:table-cell>
          <table:table-cell office:value-type="float" office:value="0.518300653594771" calcext:value-type="float">
            <text:p>0,5183</text:p>
          </table:table-cell>
          <table:table-cell table:formula="of:=SUM([.F4:.H4])/3" office:value-type="float" office:value="0.513725490196078" calcext:value-type="float">
            <text:p>0,5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0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545098039215686" calcext:value-type="float">
            <text:p>0,5451</text:p>
          </table:table-cell>
          <table:table-cell office:value-type="float" office:value="0.52156862745098" calcext:value-type="float">
            <text:p>0,5216</text:p>
          </table:table-cell>
          <table:table-cell office:value-type="float" office:value="0.511764705882353" calcext:value-type="float">
            <text:p>0,5118</text:p>
          </table:table-cell>
          <table:table-cell table:formula="of:=SUM([.F5:.H5])/3" office:value-type="float" office:value="0.526143790849673" calcext:value-type="float">
            <text:p>0,5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10.0, 'decision_function_shape': 'ovr', 'gamma': 0.001, 'kernel': 'rbf'}</text:p>
          </table:table-cell>
          <table:table-cell office:value-type="float" office:value="0.535947712418301" calcext:value-type="float">
            <text:p>0,5359</text:p>
          </table:table-cell>
          <table:table-cell office:value-type="float" office:value="0.53921568627451" calcext:value-type="float">
            <text:p>0,5392</text:p>
          </table:table-cell>
          <table:table-cell office:value-type="float" office:value="0.536601307189542" calcext:value-type="float">
            <text:p>0,5366</text:p>
          </table:table-cell>
          <table:table-cell table:formula="of:=SUM([.F6:.H6])/3" office:value-type="float" office:value="0.537254901960784" calcext:value-type="float">
            <text:p>0,5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529411764705882" calcext:value-type="float">
            <text:p>0,5294</text:p>
          </table:table-cell>
          <table:table-cell office:value-type="float" office:value="0.54640522875817" calcext:value-type="float">
            <text:p>0,5464</text:p>
          </table:table-cell>
          <table:table-cell office:value-type="float" office:value="0.556862745098039" calcext:value-type="float">
            <text:p>0,5569</text:p>
          </table:table-cell>
          <table:table-cell table:formula="of:=SUM([.F7:.H7])/3" office:value-type="float" office:value="0.544226579520697" calcext:value-type="float">
            <text:p>0,5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2</text:p>
          </table:table-cell>
          <table:table-cell office:value-type="string" calcext:value-type="string">
            <text:p>{'C': 100.0, 'decision_function_shape': 'ovr', 'gamma': 0.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534640522875817" calcext:value-type="float">
            <text:p>0,5346</text:p>
          </table:table-cell>
          <table:table-cell office:value-type="float" office:value="0.535947712418301" calcext:value-type="float">
            <text:p>0,5359</text:p>
          </table:table-cell>
          <table:table-cell office:value-type="float" office:value="0.563398692810458" calcext:value-type="float">
            <text:p>0,5634</text:p>
          </table:table-cell>
          <table:table-cell table:formula="of:=SUM([.F8:.H8])/3" office:value-type="float" office:value="0.544662309368192" calcext:value-type="float">
            <text:p>0,5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1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.0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564705882352941" calcext:value-type="float">
            <text:p>0,5647</text:p>
          </table:table-cell>
          <table:table-cell office:value-type="float" office:value="0.541176470588235" calcext:value-type="float">
            <text:p>0,5412</text:p>
          </table:table-cell>
          <table:table-cell office:value-type="float" office:value="0.582352941176471" calcext:value-type="float">
            <text:p>0,5824</text:p>
          </table:table-cell>
          <table:table-cell table:formula="of:=SUM([.F9:.H9])/3" office:value-type="float" office:value="0.562745098039216" calcext:value-type="float">
            <text:p>0,562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AVR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558823529411765" calcext:value-type="float">
            <text:p>0,5588</text:p>
          </table:table-cell>
          <table:table-cell office:value-type="float" office:value="0.562091503267974" calcext:value-type="float">
            <text:p>0,5621</text:p>
          </table:table-cell>
          <table:table-cell office:value-type="float" office:value="0.571241830065359" calcext:value-type="float">
            <text:p>0,5712</text:p>
          </table:table-cell>
          <table:table-cell table:formula="of:=SUM([.F10:.H10])/3" office:value-type="float" office:value="0.564052287581699" calcext:value-type="float">
            <text:p>0,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AVR</text:p>
          </table:table-cell>
          <table:table-cell office:value-type="string" calcext:value-type="string">
            <text:p>{'C': 100.0, 'decision_function_shape': 'ovr', 'gamma': 0.01, 'kernel': 'rbf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569934640522876" calcext:value-type="float">
            <text:p>0,5699</text:p>
          </table:table-cell>
          <table:table-cell office:value-type="float" office:value="0.554901960784314" calcext:value-type="float">
            <text:p>0,5549</text:p>
          </table:table-cell>
          <table:table-cell office:value-type="float" office:value="0.573856209150327" calcext:value-type="float">
            <text:p>0,5739</text:p>
          </table:table-cell>
          <table:table-cell table:formula="of:=SUM([.F11:.H11])/3" office:value-type="float" office:value="0.566230936819172" calcext:value-type="float">
            <text:p>0,5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R0 <text:s/>LVR1 <text:s/>LVR2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575816993464052" calcext:value-type="float">
            <text:p>0,5758</text:p>
          </table:table-cell>
          <table:table-cell office:value-type="float" office:value="0.573856209150327" calcext:value-type="float">
            <text:p>0,5739</text:p>
          </table:table-cell>
          <table:table-cell office:value-type="float" office:value="0.554901960784314" calcext:value-type="float">
            <text:p>0,5549</text:p>
          </table:table-cell>
          <table:table-cell table:formula="of:=SUM([.F12:.H12])/3" office:value-type="float" office:value="0.568191721132898" calcext:value-type="float">
            <text:p>0,568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0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607843137254902" calcext:value-type="float">
            <text:p>0,6078</text:p>
          </table:table-cell>
          <table:table-cell office:value-type="float" office:value="0.572549019607843" calcext:value-type="float">
            <text:p>0,5725</text:p>
          </table:table-cell>
          <table:table-cell office:value-type="float" office:value="0.525490196078431" calcext:value-type="float">
            <text:p>0,5255</text:p>
          </table:table-cell>
          <table:table-cell table:formula="of:=SUM([.F13:.H13])/3" office:value-type="float" office:value="0.568627450980392" calcext:value-type="float">
            <text:p>0,5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1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573856209150327" calcext:value-type="float">
            <text:p>0,5739</text:p>
          </table:table-cell>
          <table:table-cell office:value-type="float" office:value="0.579738562091503" calcext:value-type="float">
            <text:p>0,5797</text:p>
          </table:table-cell>
          <table:table-cell office:value-type="float" office:value="0.57843137254902" calcext:value-type="float">
            <text:p>0,5784</text:p>
          </table:table-cell>
          <table:table-cell table:formula="of:=SUM([.F14:.H14])/3" office:value-type="float" office:value="0.577342047930283" calcext:value-type="float">
            <text:p>0,5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0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583006535947712" calcext:value-type="float">
            <text:p>0,5830</text:p>
          </table:table-cell>
          <table:table-cell office:value-type="float" office:value="0.576470588235294" calcext:value-type="float">
            <text:p>0,5765</text:p>
          </table:table-cell>
          <table:table-cell office:value-type="float" office:value="0.581045751633987" calcext:value-type="float">
            <text:p>0,5810</text:p>
          </table:table-cell>
          <table:table-cell table:formula="of:=SUM([.F15:.H15])/3" office:value-type="float" office:value="0.580174291938998" calcext:value-type="float">
            <text:p>0,5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0 <text:s/>LVR1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02614379084967" calcext:value-type="float">
            <text:p>0,6026</text:p>
          </table:table-cell>
          <table:table-cell office:value-type="float" office:value="0.576470588235294" calcext:value-type="float">
            <text:p>0,5765</text:p>
          </table:table-cell>
          <table:table-cell office:value-type="float" office:value="0.562745098039216" calcext:value-type="float">
            <text:p>0,5627</text:p>
          </table:table-cell>
          <table:table-cell table:formula="of:=SUM([.F16:.H16])/3" office:value-type="float" office:value="0.580610021786492" calcext:value-type="float">
            <text:p>0,5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580392156862745" calcext:value-type="float">
            <text:p>0,5804</text:p>
          </table:table-cell>
          <table:table-cell office:value-type="float" office:value="0.571241830065359" calcext:value-type="float">
            <text:p>0,5712</text:p>
          </table:table-cell>
          <table:table-cell office:value-type="float" office:value="0.598039215686274" calcext:value-type="float">
            <text:p>0,5980</text:p>
          </table:table-cell>
          <table:table-cell table:formula="of:=SUM([.F17:.H17])/3" office:value-type="float" office:value="0.583224400871459" calcext:value-type="float">
            <text:p>0,583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571895424836601" calcext:value-type="float">
            <text:p>0,5719</text:p>
          </table:table-cell>
          <table:table-cell office:value-type="float" office:value="0.611111111111111" calcext:value-type="float">
            <text:p>0,6111</text:p>
          </table:table-cell>
          <table:table-cell office:value-type="float" office:value="0.581699346405229" calcext:value-type="float">
            <text:p>0,5817</text:p>
          </table:table-cell>
          <table:table-cell table:formula="of:=SUM([.F18:.H18])/3" office:value-type="float" office:value="0.588235294117647" calcext:value-type="float">
            <text:p>0,5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LVR0 <text:s/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13725490196079" calcext:value-type="float">
            <text:p>0,6137</text:p>
          </table:table-cell>
          <table:table-cell office:value-type="float" office:value="0.594117647058823" calcext:value-type="float">
            <text:p>0,5941</text:p>
          </table:table-cell>
          <table:table-cell office:value-type="float" office:value="0.593464052287582" calcext:value-type="float">
            <text:p>0,5935</text:p>
          </table:table-cell>
          <table:table-cell table:formula="of:=SUM([.F19:.H19])/3" office:value-type="float" office:value="0.600435729847495" calcext:value-type="float">
            <text:p>0,600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1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594771241830065" calcext:value-type="float">
            <text:p>0,5948</text:p>
          </table:table-cell>
          <table:table-cell office:value-type="float" office:value="0.615686274509804" calcext:value-type="float">
            <text:p>0,6157</text:p>
          </table:table-cell>
          <table:table-cell office:value-type="float" office:value="0.605882352941176" calcext:value-type="float">
            <text:p>0,6059</text:p>
          </table:table-cell>
          <table:table-cell table:formula="of:=SUM([.F20:.H20])/3" office:value-type="float" office:value="0.605446623093682" calcext:value-type="float">
            <text:p>0,6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0 <text:s/>LVR2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611764705882353" calcext:value-type="float">
            <text:p>0,6118</text:p>
          </table:table-cell>
          <table:table-cell office:value-type="float" office:value="0.596732026143791" calcext:value-type="float">
            <text:p>0,5967</text:p>
          </table:table-cell>
          <table:table-cell office:value-type="float" office:value="0.610457516339869" calcext:value-type="float">
            <text:p>0,6105</text:p>
          </table:table-cell>
          <table:table-cell table:formula="of:=SUM([.F21:.H21])/3" office:value-type="float" office:value="0.606318082788671" calcext:value-type="float">
            <text:p>0,6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590196078431373" calcext:value-type="float">
            <text:p>0,5902</text:p>
          </table:table-cell>
          <table:table-cell office:value-type="float" office:value="0.600653594771242" calcext:value-type="float">
            <text:p>0,6007</text:p>
          </table:table-cell>
          <table:table-cell office:value-type="float" office:value="0.630718954248366" calcext:value-type="float">
            <text:p>0,6307</text:p>
          </table:table-cell>
          <table:table-cell table:formula="of:=SUM([.F22:.H22])/3" office:value-type="float" office:value="0.60718954248366" calcext:value-type="float">
            <text:p>0,6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0 <text:s/>LVR1</text:p>
          </table:table-cell>
          <table:table-cell table:number-columns-repeated="3" office:value-type="string" calcext:value-type="string">
            <text:p>{'C': 10.0, 'decision_function_shape': 'ovr', 'gamma': 0.01, 'kernel': 'rbf'}</text:p>
          </table:table-cell>
          <table:table-cell office:value-type="float" office:value="0.618300653594771" calcext:value-type="float">
            <text:p>0,6183</text:p>
          </table:table-cell>
          <table:table-cell office:value-type="float" office:value="0.611764705882353" calcext:value-type="float">
            <text:p>0,6118</text:p>
          </table:table-cell>
          <table:table-cell office:value-type="float" office:value="0.598039215686274" calcext:value-type="float">
            <text:p>0,5980</text:p>
          </table:table-cell>
          <table:table-cell table:formula="of:=SUM([.F23:.H23])/3" office:value-type="float" office:value="0.609368191721133" calcext:value-type="float">
            <text:p>0,6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1 <text:s/>LVR2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60718954248366" calcext:value-type="float">
            <text:p>0,6072</text:p>
          </table:table-cell>
          <table:table-cell office:value-type="float" office:value="0.617647058823529" calcext:value-type="float">
            <text:p>0,6176</text:p>
          </table:table-cell>
          <table:table-cell office:value-type="float" office:value="0.609150326797386" calcext:value-type="float">
            <text:p>0,6092</text:p>
          </table:table-cell>
          <table:table-cell table:formula="of:=SUM([.F24:.H24])/3" office:value-type="float" office:value="0.611328976034858" calcext:value-type="float">
            <text:p>0,611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FLOW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1, 'kernel': 'rbf'}</text:p>
          </table:table-cell>
          <table:table-cell office:value-type="float" office:value="0.635947712418301" calcext:value-type="float">
            <text:p>0,6359</text:p>
          </table:table-cell>
          <table:table-cell office:value-type="float" office:value="0.590849673202614" calcext:value-type="float">
            <text:p>0,5908</text:p>
          </table:table-cell>
          <table:table-cell office:value-type="float" office:value="0.611111111111111" calcext:value-type="float">
            <text:p>0,6111</text:p>
          </table:table-cell>
          <table:table-cell table:formula="of:=SUM([.F25:.H25])/3" office:value-type="float" office:value="0.612636165577342" calcext:value-type="float">
            <text:p>0,6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0</text:p>
          </table:table-cell>
          <table:table-cell office:value-type="string" calcext:value-type="string">
            <text:p>{'C': 10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float" office:value="0.633333333333333" calcext:value-type="float">
            <text:p>0,6333</text:p>
          </table:table-cell>
          <table:table-cell office:value-type="float" office:value="0.619607843137255" calcext:value-type="float">
            <text:p>0,6196</text:p>
          </table:table-cell>
          <table:table-cell office:value-type="float" office:value="0.603267973856209" calcext:value-type="float">
            <text:p>0,6033</text:p>
          </table:table-cell>
          <table:table-cell table:formula="of:=SUM([.F26:.H26])/3" office:value-type="float" office:value="0.618736383442266" calcext:value-type="float">
            <text:p>0,618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2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27450980392157" calcext:value-type="float">
            <text:p>0,6275</text:p>
          </table:table-cell>
          <table:table-cell office:value-type="float" office:value="0.609150326797386" calcext:value-type="float">
            <text:p>0,6092</text:p>
          </table:table-cell>
          <table:table-cell office:value-type="float" office:value="0.619607843137255" calcext:value-type="float">
            <text:p>0,6196</text:p>
          </table:table-cell>
          <table:table-cell table:formula="of:=SUM([.F27:.H27])/3" office:value-type="float" office:value="0.618736383442266" calcext:value-type="float">
            <text:p>0,618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0 <text:s/>LVR1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634640522875817" calcext:value-type="float">
            <text:p>0,6346</text:p>
          </table:table-cell>
          <table:table-cell office:value-type="float" office:value="0.619607843137255" calcext:value-type="float">
            <text:p>0,6196</text:p>
          </table:table-cell>
          <table:table-cell office:value-type="float" office:value="0.605882352941176" calcext:value-type="float">
            <text:p>0,6059</text:p>
          </table:table-cell>
          <table:table-cell table:formula="of:=SUM([.F28:.H28])/3" office:value-type="float" office:value="0.620043572984749" calcext:value-type="float">
            <text:p>0,620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1 <text:s/>LVR2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2156862745098" calcext:value-type="float">
            <text:p>0,6216</text:p>
          </table:table-cell>
          <table:table-cell office:value-type="float" office:value="0.626143790849673" calcext:value-type="float">
            <text:p>0,6261</text:p>
          </table:table-cell>
          <table:table-cell office:value-type="float" office:value="0.613071895424836" calcext:value-type="float">
            <text:p>0,6131</text:p>
          </table:table-cell>
          <table:table-cell table:formula="of:=SUM([.F29:.H29])/3" office:value-type="float" office:value="0.620261437908496" calcext:value-type="float">
            <text:p>0,620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0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37908496732026" calcext:value-type="float">
            <text:p>0,6379</text:p>
          </table:table-cell>
          <table:table-cell office:value-type="float" office:value="0.630718954248366" calcext:value-type="float">
            <text:p>0,6307</text:p>
          </table:table-cell>
          <table:table-cell office:value-type="float" office:value="0.609150326797386" calcext:value-type="float">
            <text:p>0,6092</text:p>
          </table:table-cell>
          <table:table-cell table:formula="of:=SUM([.F30:.H30])/3" office:value-type="float" office:value="0.625925925925926" calcext:value-type="float">
            <text:p>0,625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LVR0 <text:s/>LVR1 <text:s/>LVR2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float" office:value="0.640522875816993" calcext:value-type="float">
            <text:p>0,6405</text:p>
          </table:table-cell>
          <table:table-cell office:value-type="float" office:value="0.636601307189542" calcext:value-type="float">
            <text:p>0,6366</text:p>
          </table:table-cell>
          <table:table-cell office:value-type="float" office:value="0.608496732026144" calcext:value-type="float">
            <text:p>0,6085</text:p>
          </table:table-cell>
          <table:table-cell table:formula="of:=SUM([.F31:.H31])/3" office:value-type="float" office:value="0.628540305010893" calcext:value-type="float">
            <text:p>0,628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0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649673202614379" calcext:value-type="float">
            <text:p>0,6497</text:p>
          </table:table-cell>
          <table:table-cell office:value-type="float" office:value="0.631372549019608" calcext:value-type="float">
            <text:p>0,6314</text:p>
          </table:table-cell>
          <table:table-cell office:value-type="float" office:value="0.611764705882353" calcext:value-type="float">
            <text:p>0,6118</text:p>
          </table:table-cell>
          <table:table-cell table:formula="of:=SUM([.F32:.H32])/3" office:value-type="float" office:value="0.630936819172113" calcext:value-type="float">
            <text:p>0,630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0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652941176470588" calcext:value-type="float">
            <text:p>0,6529</text:p>
          </table:table-cell>
          <table:table-cell office:value-type="float" office:value="0.626797385620915" calcext:value-type="float">
            <text:p>0,6268</text:p>
          </table:table-cell>
          <table:table-cell office:value-type="float" office:value="0.619607843137255" calcext:value-type="float">
            <text:p>0,6196</text:p>
          </table:table-cell>
          <table:table-cell table:formula="of:=SUM([.F33:.H33])/3" office:value-type="float" office:value="0.633115468409586" calcext:value-type="float">
            <text:p>0,6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1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37254901960784" calcext:value-type="float">
            <text:p>0,6373</text:p>
          </table:table-cell>
          <table:table-cell office:value-type="float" office:value="0.620261437908497" calcext:value-type="float">
            <text:p>0,6203</text:p>
          </table:table-cell>
          <table:table-cell office:value-type="float" office:value="0.643137254901961" calcext:value-type="float">
            <text:p>0,6431</text:p>
          </table:table-cell>
          <table:table-cell table:formula="of:=SUM([.F34:.H34])/3" office:value-type="float" office:value="0.633551198257081" calcext:value-type="float">
            <text:p>0,6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R <text:s/>LVR0 <text:s/>LVR1 <text:s/>LVR2</text:p>
          </table:table-cell>
          <table:table-cell table:number-columns-repeated="2"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45751633986928" calcext:value-type="float">
            <text:p>0,6458</text:p>
          </table:table-cell>
          <table:table-cell office:value-type="float" office:value="0.637908496732026" calcext:value-type="float">
            <text:p>0,6379</text:p>
          </table:table-cell>
          <table:table-cell office:value-type="float" office:value="0.635294117647059" calcext:value-type="float">
            <text:p>0,6353</text:p>
          </table:table-cell>
          <table:table-cell table:formula="of:=SUM([.F35:.H35])/3" office:value-type="float" office:value="0.639651416122004" calcext:value-type="float">
            <text:p>0,639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2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627450980392157" calcext:value-type="float">
            <text:p>0,6275</text:p>
          </table:table-cell>
          <table:table-cell office:value-type="float" office:value="0.641176470588235" calcext:value-type="float">
            <text:p>0,6412</text:p>
          </table:table-cell>
          <table:table-cell office:value-type="float" office:value="0.652941176470588" calcext:value-type="float">
            <text:p>0,6529</text:p>
          </table:table-cell>
          <table:table-cell table:formula="of:=SUM([.F36:.H36])/3" office:value-type="float" office:value="0.640522875816993" calcext:value-type="float">
            <text:p>0,640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1 <text:s/>LVR2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42483660130719" calcext:value-type="float">
            <text:p>0,6425</text:p>
          </table:table-cell>
          <table:table-cell office:value-type="float" office:value="0.637254901960784" calcext:value-type="float">
            <text:p>0,6373</text:p>
          </table:table-cell>
          <table:table-cell office:value-type="float" office:value="0.643790849673203" calcext:value-type="float">
            <text:p>0,6438</text:p>
          </table:table-cell>
          <table:table-cell table:formula="of:=SUM([.F37:.H37])/3" office:value-type="float" office:value="0.641176470588235" calcext:value-type="float">
            <text:p>0,641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0 <text:s/>LVR1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52287581699346" calcext:value-type="float">
            <text:p>0,6523</text:p>
          </table:table-cell>
          <table:table-cell office:value-type="float" office:value="0.636601307189542" calcext:value-type="float">
            <text:p>0,6366</text:p>
          </table:table-cell>
          <table:table-cell office:value-type="float" office:value="0.637254901960784" calcext:value-type="float">
            <text:p>0,6373</text:p>
          </table:table-cell>
          <table:table-cell table:formula="of:=SUM([.F38:.H38])/3" office:value-type="float" office:value="0.642047930283224" calcext:value-type="float">
            <text:p>0,64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0 <text:s/>LVR1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654901960784314" calcext:value-type="float">
            <text:p>0,6549</text:p>
          </table:table-cell>
          <table:table-cell office:value-type="float" office:value="0.643790849673203" calcext:value-type="float">
            <text:p>0,6438</text:p>
          </table:table-cell>
          <table:table-cell office:value-type="float" office:value="0.630065359477124" calcext:value-type="float">
            <text:p>0,6301</text:p>
          </table:table-cell>
          <table:table-cell table:formula="of:=SUM([.F39:.H39])/3" office:value-type="float" office:value="0.642919389978214" calcext:value-type="float">
            <text:p>0,6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0 <text:s/>LVR2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52941176470588" calcext:value-type="float">
            <text:p>0,6529</text:p>
          </table:table-cell>
          <table:table-cell office:value-type="float" office:value="0.637908496732026" calcext:value-type="float">
            <text:p>0,6379</text:p>
          </table:table-cell>
          <table:table-cell office:value-type="float" office:value="0.641176470588235" calcext:value-type="float">
            <text:p>0,6412</text:p>
          </table:table-cell>
          <table:table-cell table:formula="of:=SUM([.F40:.H40])/3" office:value-type="float" office:value="0.64400871459695" calcext:value-type="float">
            <text:p>0,6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10.0, 'decision_function_shape': 'ovr', 'gamma': 0.001, 'kernel': 'rbf'}</text:p>
          </table:table-cell>
          <table:table-cell table:number-columns-repeated="2" office:value-type="float" office:value="0.636601307189542" calcext:value-type="float">
            <text:p>0,6366</text:p>
          </table:table-cell>
          <table:table-cell office:value-type="float" office:value="0.660130718954248" calcext:value-type="float">
            <text:p>0,6601</text:p>
          </table:table-cell>
          <table:table-cell table:formula="of:=SUM([.F41:.H41])/3" office:value-type="float" office:value="0.644444444444444" calcext:value-type="float">
            <text:p>0,64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1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45751633986928" calcext:value-type="float">
            <text:p>0,6458</text:p>
          </table:table-cell>
          <table:table-cell office:value-type="float" office:value="0.630718954248366" calcext:value-type="float">
            <text:p>0,6307</text:p>
          </table:table-cell>
          <table:table-cell office:value-type="float" office:value="0.656862745098039" calcext:value-type="float">
            <text:p>0,6569</text:p>
          </table:table-cell>
          <table:table-cell table:formula="of:=SUM([.F42:.H42])/3" office:value-type="float" office:value="0.644444444444444" calcext:value-type="float">
            <text:p>0,64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AVR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50326797385621" calcext:value-type="float">
            <text:p>0,6503</text:p>
          </table:table-cell>
          <table:table-cell office:value-type="float" office:value="0.63921568627451" calcext:value-type="float">
            <text:p>0,6392</text:p>
          </table:table-cell>
          <table:table-cell office:value-type="float" office:value="0.647712418300654" calcext:value-type="float">
            <text:p>0,6477</text:p>
          </table:table-cell>
          <table:table-cell table:formula="of:=SUM([.F43:.H43])/3" office:value-type="float" office:value="0.645751633986928" calcext:value-type="float">
            <text:p>0,645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0 <text:s/>LVR2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61437908496732" calcext:value-type="float">
            <text:p>0,6614</text:p>
          </table:table-cell>
          <table:table-cell office:value-type="float" office:value="0.639869281045752" calcext:value-type="float">
            <text:p>0,6399</text:p>
          </table:table-cell>
          <table:table-cell office:value-type="float" office:value="0.63921568627451" calcext:value-type="float">
            <text:p>0,6392</text:p>
          </table:table-cell>
          <table:table-cell table:formula="of:=SUM([.F44:.H44])/3" office:value-type="float" office:value="0.646840958605665" calcext:value-type="float">
            <text:p>0,646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LVR0 <text:s/>LVR1 <text:s/>LVR2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6797385620915" calcext:value-type="float">
            <text:p>0,6680</text:p>
          </table:table-cell>
          <table:table-cell office:value-type="float" office:value="0.639869281045752" calcext:value-type="float">
            <text:p>0,6399</text:p>
          </table:table-cell>
          <table:table-cell office:value-type="float" office:value="0.638562091503268" calcext:value-type="float">
            <text:p>0,6386</text:p>
          </table:table-cell>
          <table:table-cell table:formula="of:=SUM([.F45:.H45])/3" office:value-type="float" office:value="0.64880174291939" calcext:value-type="float">
            <text:p>0,648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2</text:p>
          </table:table-cell>
          <table:table-cell table:number-columns-repeated="2"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50326797385621" calcext:value-type="float">
            <text:p>0,6503</text:p>
          </table:table-cell>
          <table:table-cell office:value-type="float" office:value="0.651633986928105" calcext:value-type="float">
            <text:p>0,6516</text:p>
          </table:table-cell>
          <table:table-cell office:value-type="float" office:value="0.671241830065359" calcext:value-type="float">
            <text:p>0,6712</text:p>
          </table:table-cell>
          <table:table-cell table:formula="of:=SUM([.F46:.H46])/3" office:value-type="float" office:value="0.657734204793028" calcext:value-type="float">
            <text:p>0,6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AVR <text:s/>LVR0 <text:s/>LVR1 <text:s/>LVR2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float" office:value="0.667320261437908" calcext:value-type="float">
            <text:p>0,6673</text:p>
          </table:table-cell>
          <table:table-cell office:value-type="float" office:value="0.662745098039216" calcext:value-type="float">
            <text:p>0,6627</text:p>
          </table:table-cell>
          <table:table-cell office:value-type="float" office:value="0.643790849673203" calcext:value-type="float">
            <text:p>0,6438</text:p>
          </table:table-cell>
          <table:table-cell table:formula="of:=SUM([.F47:.H47])/3" office:value-type="float" office:value="0.657952069716776" calcext:value-type="float">
            <text:p>0,658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1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54901960784314" calcext:value-type="float">
            <text:p>0,6549</text:p>
          </table:table-cell>
          <table:table-cell office:value-type="float" office:value="0.652287581699346" calcext:value-type="float">
            <text:p>0,6523</text:p>
          </table:table-cell>
          <table:table-cell office:value-type="float" office:value="0.669934640522876" calcext:value-type="float">
            <text:p>0,6699</text:p>
          </table:table-cell>
          <table:table-cell table:formula="of:=SUM([.F48:.H48])/3" office:value-type="float" office:value="0.659041394335512" calcext:value-type="float">
            <text:p>0,659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0 <text:s/>LVR1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table:number-columns-repeated="2" office:value-type="string" calcext:value-type="string">
            <text:p>{'C': 10.0, 'decision_function_shape': 'ovr', 'gamma': 0.01, 'kernel': 'rbf'}</text:p>
          </table:table-cell>
          <table:table-cell office:value-type="float" office:value="0.672549019607843" calcext:value-type="float">
            <text:p>0,6725</text:p>
          </table:table-cell>
          <table:table-cell office:value-type="float" office:value="0.662091503267974" calcext:value-type="float">
            <text:p>0,6621</text:p>
          </table:table-cell>
          <table:table-cell office:value-type="float" office:value="0.652941176470588" calcext:value-type="float">
            <text:p>0,6529</text:p>
          </table:table-cell>
          <table:table-cell table:formula="of:=SUM([.F49:.H49])/3" office:value-type="float" office:value="0.662527233115468" calcext:value-type="float">
            <text:p>0,662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0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float" office:value="0.677777777777778" calcext:value-type="float">
            <text:p>0,6778</text:p>
          </table:table-cell>
          <table:table-cell office:value-type="float" office:value="0.671895424836601" calcext:value-type="float">
            <text:p>0,6719</text:p>
          </table:table-cell>
          <table:table-cell office:value-type="float" office:value="0.658823529411765" calcext:value-type="float">
            <text:p>0,6588</text:p>
          </table:table-cell>
          <table:table-cell table:formula="of:=SUM([.F50:.H50])/3" office:value-type="float" office:value="0.669498910675381" calcext:value-type="float">
            <text:p>0,669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1 <text:s/>LVR2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office:value-type="float" office:value="0.664052287581699" calcext:value-type="float">
            <text:p>0,6641</text:p>
          </table:table-cell>
          <table:table-cell office:value-type="float" office:value="0.675816993464052" calcext:value-type="float">
            <text:p>0,6758</text:p>
          </table:table-cell>
          <table:table-cell office:value-type="float" office:value="0.669281045751634" calcext:value-type="float">
            <text:p>0,6693</text:p>
          </table:table-cell>
          <table:table-cell table:formula="of:=SUM([.F51:.H51])/3" office:value-type="float" office:value="0.669716775599128" calcext:value-type="float">
            <text:p>0,669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0 <text:s/>LVR2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81045751633987" calcext:value-type="float">
            <text:p>0,6810</text:p>
          </table:table-cell>
          <table:table-cell office:value-type="float" office:value="0.674509803921569" calcext:value-type="float">
            <text:p>0,6745</text:p>
          </table:table-cell>
          <table:table-cell office:value-type="float" office:value="0.668627450980392" calcext:value-type="float">
            <text:p>0,6686</text:p>
          </table:table-cell>
          <table:table-cell table:formula="of:=SUM([.F52:.H52])/3" office:value-type="float" office:value="0.674727668845316" calcext:value-type="float">
            <text:p>0,674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1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72549019607843" calcext:value-type="float">
            <text:p>0,6725</text:p>
          </table:table-cell>
          <table:table-cell office:value-type="float" office:value="0.674509803921569" calcext:value-type="float">
            <text:p>0,6745</text:p>
          </table:table-cell>
          <table:table-cell office:value-type="float" office:value="0.684313725490196" calcext:value-type="float">
            <text:p>0,6843</text:p>
          </table:table-cell>
          <table:table-cell table:formula="of:=SUM([.F53:.H53])/3" office:value-type="float" office:value="0.677124183006536" calcext:value-type="float">
            <text:p>0,677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001, 'kernel': 'rbf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75816993464052" calcext:value-type="float">
            <text:p>0,6758</text:p>
          </table:table-cell>
          <table:table-cell office:value-type="float" office:value="0.681045751633987" calcext:value-type="float">
            <text:p>0,6810</text:p>
          </table:table-cell>
          <table:table-cell office:value-type="float" office:value="0.694117647058823" calcext:value-type="float">
            <text:p>0,6941</text:p>
          </table:table-cell>
          <table:table-cell table:formula="of:=SUM([.F54:.H54])/3" office:value-type="float" office:value="0.683660130718954" calcext:value-type="float">
            <text:p>0,683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0 <text:s/>LVR1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float" office:value="0.698692810457516" calcext:value-type="float">
            <text:p>0,6987</text:p>
          </table:table-cell>
          <table:table-cell office:value-type="float" office:value="0.689542483660131" calcext:value-type="float">
            <text:p>0,6895</text:p>
          </table:table-cell>
          <table:table-cell office:value-type="float" office:value="0.681699346405229" calcext:value-type="float">
            <text:p>0,6817</text:p>
          </table:table-cell>
          <table:table-cell table:formula="of:=SUM([.F55:.H55])/3" office:value-type="float" office:value="0.689978213507625" calcext:value-type="float">
            <text:p>0,690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FLOW <text:s/>AVR <text:s/>LVR0 <text:s/>LVR1 <text:s/>LVR2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float" office:value="0.7" calcext:value-type="float">
            <text:p>0,7000</text:p>
          </table:table-cell>
          <table:table-cell office:value-type="float" office:value="0.689542483660131" calcext:value-type="float">
            <text:p>0,6895</text:p>
          </table:table-cell>
          <table:table-cell office:value-type="float" office:value="0.683006535947712" calcext:value-type="float">
            <text:p>0,6830</text:p>
          </table:table-cell>
          <table:table-cell table:formula="of:=SUM([.F56:.H56])/3" office:value-type="float" office:value="0.690849673202614" calcext:value-type="float">
            <text:p>0,690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0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0.0, 'decision_function_shape': 'ovr', 'gamma': 0.001, 'kernel': 'rbf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691503267973856" calcext:value-type="float">
            <text:p>0,6915</text:p>
          </table:table-cell>
          <table:table-cell office:value-type="float" office:value="0.689542483660131" calcext:value-type="float">
            <text:p>0,6895</text:p>
          </table:table-cell>
          <table:table-cell office:value-type="float" office:value="0.691503267973856" calcext:value-type="float">
            <text:p>0,6915</text:p>
          </table:table-cell>
          <table:table-cell table:formula="of:=SUM([.F57:.H57])/3" office:value-type="float" office:value="0.690849673202614" calcext:value-type="float">
            <text:p>0,690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RGB <text:s/>FLOW <text:s/>AVR <text:s/>LVR0 <text:s/>LVR1 <text:s/>LVR2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float" office:value="0.712418300653595" calcext:value-type="float">
            <text:p>0,7124</text:p>
          </table:table-cell>
          <table:table-cell office:value-type="float" office:value="0.690196078431373" calcext:value-type="float">
            <text:p>0,6902</text:p>
          </table:table-cell>
          <table:table-cell office:value-type="float" office:value="0.696732026143791" calcext:value-type="float">
            <text:p>0,6967</text:p>
          </table:table-cell>
          <table:table-cell table:formula="of:=SUM([.F58:.H58])/3" office:value-type="float" office:value="0.699782135076253" calcext:value-type="float">
            <text:p>0,6998</text:p>
          </table:table-cell>
        </table:table-row>
      </table:table>
      <table:table table:name="UCF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Parameters – s1</text:p>
          </table:table-cell>
          <table:table-cell office:value-type="string" calcext:value-type="string">
            <text:p>Parameters – s2</text:p>
          </table:table-cell>
          <table:table-cell office:value-type="string" calcext:value-type="string">
            <text:p>Parameters – s3</text:p>
          </table:table-cell>
          <table:table-cell table:style-name="ce1" office:value-type="string" calcext:value-type="string">
            <text:p>Acc s1</text:p>
          </table:table-cell>
          <table:table-cell table:style-name="ce1" office:value-type="string" calcext:value-type="string">
            <text:p>Acc s2</text:p>
          </table:table-cell>
          <table:table-cell table:style-name="ce1" office:value-type="string" calcext:value-type="string">
            <text:p>Acc s3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0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780068728522337" calcext:value-type="float">
            <text:p>0,7801</text:p>
          </table:table-cell>
          <table:table-cell table:style-name="ce1" office:value-type="float" office:value="0.787091590787359" calcext:value-type="float">
            <text:p>0,7871</text:p>
          </table:table-cell>
          <table:table-cell table:style-name="ce1" office:value-type="float" office:value="0.803571428571429" calcext:value-type="float">
            <text:p>0,8036</text:p>
          </table:table-cell>
          <table:table-cell table:formula="of:=SUM([.F2:.H2])/3" office:value-type="float" office:value="0.790243915960375" calcext:value-type="float">
            <text:p>0,7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0 <text:s/>LVR1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01744647105472" calcext:value-type="float">
            <text:p>0,8017</text:p>
          </table:table-cell>
          <table:table-cell table:style-name="ce1" office:value-type="float" office:value="0.812801285484735" calcext:value-type="float">
            <text:p>0,8128</text:p>
          </table:table-cell>
          <table:table-cell table:style-name="ce1" office:value-type="float" office:value="0.796536796536796" calcext:value-type="float">
            <text:p>0,7965</text:p>
          </table:table-cell>
          <table:table-cell table:formula="of:=SUM([.F3:.H3])/3" office:value-type="float" office:value="0.803694243042334" calcext:value-type="float">
            <text:p>0,8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18398096748612" calcext:value-type="float">
            <text:p>0,8184</text:p>
          </table:table-cell>
          <table:table-cell table:style-name="ce1" office:value-type="float" office:value="0.824317086234601" calcext:value-type="float">
            <text:p>0,8243</text:p>
          </table:table-cell>
          <table:table-cell table:style-name="ce1" office:value-type="float" office:value="0.826298701298701" calcext:value-type="float">
            <text:p>0,8263</text:p>
          </table:table-cell>
          <table:table-cell table:formula="of:=SUM([.F4:.H4])/3" office:value-type="float" office:value="0.823004628093971" calcext:value-type="float">
            <text:p>0,8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2</text:p>
          </table:table-cell>
          <table:table-cell office:value-type="string" calcext:value-type="string">
            <text:p>{'C': 1.0, 'decision_function_shape': 'ovr', 'gamma': 0.01, 'kernel': 'rbf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21570182394925" calcext:value-type="float">
            <text:p>0,8216</text:p>
          </table:table-cell>
          <table:table-cell table:style-name="ce1" office:value-type="float" office:value="0.851365827530798" calcext:value-type="float">
            <text:p>0,8514</text:p>
          </table:table-cell>
          <table:table-cell table:style-name="ce1" office:value-type="float" office:value="0.832792207792208" calcext:value-type="float">
            <text:p>0,8328</text:p>
          </table:table-cell>
          <table:table-cell table:formula="of:=SUM([.F5:.H5])/3" office:value-type="float" office:value="0.83524273923931" calcext:value-type="float">
            <text:p>0,8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R1 <text:s/>LVR2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32936822627544" calcext:value-type="float">
            <text:p>0,8329</text:p>
          </table:table-cell>
          <table:table-cell table:style-name="ce1" office:value-type="float" office:value="0.846009641135511" calcext:value-type="float">
            <text:p>0,8460</text:p>
          </table:table-cell>
          <table:table-cell table:style-name="ce1" office:value-type="float" office:value="0.830357142857143" calcext:value-type="float">
            <text:p>0,8304</text:p>
          </table:table-cell>
          <table:table-cell table:formula="of:=SUM([.F6:.H6])/3" office:value-type="float" office:value="0.836434535540066" calcext:value-type="float">
            <text:p>0,8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R <text:s/>LVR1</text:p>
          </table:table-cell>
          <table:table-cell office:value-type="string" calcext:value-type="string">
            <text:p>{'C': 0.1, 'decision_function_shape': 'ovr', 'gamma': 0.01, 'kernel': 'rbf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1786941580756" calcext:value-type="float">
            <text:p>0,8179</text:p>
          </table:table-cell>
          <table:table-cell table:style-name="ce1" office:value-type="float" office:value="0.862881628280664" calcext:value-type="float">
            <text:p>0,8629</text:p>
          </table:table-cell>
          <table:table-cell table:style-name="ce1" office:value-type="float" office:value="0.835497835497836" calcext:value-type="float">
            <text:p>0,8355</text:p>
          </table:table-cell>
          <table:table-cell table:formula="of:=SUM([.F7:.H7])/3" office:value-type="float" office:value="0.838749626528687" calcext:value-type="float">
            <text:p>0,838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0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32408141686492" calcext:value-type="float">
            <text:p>0,8324</text:p>
          </table:table-cell>
          <table:table-cell table:style-name="ce1" office:value-type="float" office:value="0.852437064809855" calcext:value-type="float">
            <text:p>0,8524</text:p>
          </table:table-cell>
          <table:table-cell table:style-name="ce1" office:value-type="float" office:value="0.867694805194805" calcext:value-type="float">
            <text:p>0,8677</text:p>
          </table:table-cell>
          <table:table-cell table:formula="of:=SUM([.F8:.H8])/3" office:value-type="float" office:value="0.850846670563717" calcext:value-type="float">
            <text:p>0,850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AVR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table:style-name="ce1" office:value-type="float" office:value="0.824213587100185" calcext:value-type="float">
            <text:p>0,8242</text:p>
          </table:table-cell>
          <table:table-cell table:style-name="ce1" office:value-type="float" office:value="0.859667916443492" calcext:value-type="float">
            <text:p>0,8597</text:p>
          </table:table-cell>
          <table:table-cell table:style-name="ce1" office:value-type="float" office:value="0.872294372294372" calcext:value-type="float">
            <text:p>0,8723</text:p>
          </table:table-cell>
          <table:table-cell table:formula="of:=SUM([.F9:.H9])/3" office:value-type="float" office:value="0.85205862527935" calcext:value-type="float">
            <text:p>0,8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0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59370869680148" calcext:value-type="float">
            <text:p>0,8594</text:p>
          </table:table-cell>
          <table:table-cell table:style-name="ce1" office:value-type="float" office:value="0.851901446170327" calcext:value-type="float">
            <text:p>0,8519</text:p>
          </table:table-cell>
          <table:table-cell table:style-name="ce1" office:value-type="float" office:value="0.861201298701299" calcext:value-type="float">
            <text:p>0,8612</text:p>
          </table:table-cell>
          <table:table-cell table:formula="of:=SUM([.F10:.H10])/3" office:value-type="float" office:value="0.857491204850592" calcext:value-type="float">
            <text:p>0,8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R0 <text:s/>LVR1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55141422151731" calcext:value-type="float">
            <text:p>0,8551</text:p>
          </table:table-cell>
          <table:table-cell table:style-name="ce1" office:value-type="float" office:value="0.860203535083021" calcext:value-type="float">
            <text:p>0,8602</text:p>
          </table:table-cell>
          <table:table-cell table:style-name="ce1" office:value-type="float" office:value="0.85741341991342" calcext:value-type="float">
            <text:p>0,8574</text:p>
          </table:table-cell>
          <table:table-cell table:formula="of:=SUM([.F11:.H11])/3" office:value-type="float" office:value="0.857586125716057" calcext:value-type="float">
            <text:p>0,8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1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10.0, 'decision_function_shape': 'ovr', 'gamma': 0.01, 'kernel': 'rbf'}</text:p>
          </table:table-cell>
          <table:table-cell table:style-name="ce1" office:value-type="float" office:value="0.872059212265398" calcext:value-type="float">
            <text:p>0,8721</text:p>
          </table:table-cell>
          <table:table-cell table:style-name="ce1" office:value-type="float" office:value="0.867702196036422" calcext:value-type="float">
            <text:p>0,8677</text:p>
          </table:table-cell>
          <table:table-cell table:style-name="ce1" office:value-type="float" office:value="0.868506493506493" calcext:value-type="float">
            <text:p>0,8685</text:p>
          </table:table-cell>
          <table:table-cell table:formula="of:=SUM([.F12:.H12])/3" office:value-type="float" office:value="0.869422633936104" calcext:value-type="float">
            <text:p>0,8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0 <text:s/>LVR1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68887126619085" calcext:value-type="float">
            <text:p>0,8689</text:p>
          </table:table-cell>
          <table:table-cell table:style-name="ce1" office:value-type="float" office:value="0.878414568826995" calcext:value-type="float">
            <text:p>0,8784</text:p>
          </table:table-cell>
          <table:table-cell table:style-name="ce1" office:value-type="float" office:value="0.862824675324675" calcext:value-type="float">
            <text:p>0,8628</text:p>
          </table:table-cell>
          <table:table-cell table:formula="of:=SUM([.F13:.H13])/3" office:value-type="float" office:value="0.870042123590252" calcext:value-type="float">
            <text:p>0,8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LVR2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70737509912768" calcext:value-type="float">
            <text:p>0,8707</text:p>
          </table:table-cell>
          <table:table-cell table:style-name="ce1" office:value-type="float" office:value="0.876272094268881" calcext:value-type="float">
            <text:p>0,8763</text:p>
          </table:table-cell>
          <table:table-cell table:style-name="ce1" office:value-type="float" office:value="0.873376623376623" calcext:value-type="float">
            <text:p>0,8734</text:p>
          </table:table-cell>
          <table:table-cell table:formula="of:=SUM([.F14:.H14])/3" office:value-type="float" office:value="0.873462075852757" calcext:value-type="float">
            <text:p>0,8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67301083795929" calcext:value-type="float">
            <text:p>0,8673</text:p>
          </table:table-cell>
          <table:table-cell table:style-name="ce1" office:value-type="float" office:value="0.879753615425817" calcext:value-type="float">
            <text:p>0,8798</text:p>
          </table:table-cell>
          <table:table-cell table:style-name="ce1" office:value-type="float" office:value="0.883387445887446" calcext:value-type="float">
            <text:p>0,8834</text:p>
          </table:table-cell>
          <table:table-cell table:formula="of:=SUM([.F15:.H15])/3" office:value-type="float" office:value="0.876814048369731" calcext:value-type="float">
            <text:p>0,8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R <text:s/>LVR1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77874702616971" calcext:value-type="float">
            <text:p>0,8779</text:p>
          </table:table-cell>
          <table:table-cell table:style-name="ce1" office:value-type="float" office:value="0.885109801821103" calcext:value-type="float">
            <text:p>0,8851</text:p>
          </table:table-cell>
          <table:table-cell table:style-name="ce1" office:value-type="float" office:value="0.871482683982684" calcext:value-type="float">
            <text:p>0,8715</text:p>
          </table:table-cell>
          <table:table-cell table:formula="of:=SUM([.F16:.H16])/3" office:value-type="float" office:value="0.878155729473586" calcext:value-type="float">
            <text:p>0,8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0 <text:s/>LVR1</text:p>
          </table:table-cell>
          <table:table-cell office:value-type="string" calcext:value-type="string">
            <text:p>{'C': 0.1, 'decision_function_shape': 'ovr', 'gamma': 0.001, 'kernel': 'rbf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80782447792757" calcext:value-type="float">
            <text:p>0,8808</text:p>
          </table:table-cell>
          <table:table-cell table:style-name="ce1" office:value-type="float" office:value="0.88055704338511" calcext:value-type="float">
            <text:p>0,8806</text:p>
          </table:table-cell>
          <table:table-cell table:style-name="ce1" office:value-type="float" office:value="0.874729437229437" calcext:value-type="float">
            <text:p>0,8747</text:p>
          </table:table-cell>
          <table:table-cell table:formula="of:=SUM([.F17:.H17])/3" office:value-type="float" office:value="0.878689642802435" calcext:value-type="float">
            <text:p>0,8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1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81839809674861" calcext:value-type="float">
            <text:p>0,8818</text:p>
          </table:table-cell>
          <table:table-cell table:style-name="ce1" office:value-type="float" office:value="0.886716657739689" calcext:value-type="float">
            <text:p>0,8867</text:p>
          </table:table-cell>
          <table:table-cell table:style-name="ce1" office:value-type="float" office:value="0.877705627705628" calcext:value-type="float">
            <text:p>0,8777</text:p>
          </table:table-cell>
          <table:table-cell table:formula="of:=SUM([.F18:.H18])/3" office:value-type="float" office:value="0.882087365040059" calcext:value-type="float">
            <text:p>0,8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87390959555908" calcext:value-type="float">
            <text:p>0,8874</text:p>
          </table:table-cell>
          <table:table-cell table:style-name="ce1" office:value-type="float" office:value="0.879753615425817" calcext:value-type="float">
            <text:p>0,8798</text:p>
          </table:table-cell>
          <table:table-cell table:style-name="ce1" office:value-type="float" office:value="0.885281385281385" calcext:value-type="float">
            <text:p>0,8853</text:p>
          </table:table-cell>
          <table:table-cell table:formula="of:=SUM([.F19:.H19])/3" office:value-type="float" office:value="0.88414198675437" calcext:value-type="float">
            <text:p>0,884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0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78667724028549" calcext:value-type="float">
            <text:p>0,8787</text:p>
          </table:table-cell>
          <table:table-cell table:style-name="ce1" office:value-type="float" office:value="0.886448848419925" calcext:value-type="float">
            <text:p>0,8864</text:p>
          </table:table-cell>
          <table:table-cell table:style-name="ce1" office:value-type="float" office:value="0.898268398268398" calcext:value-type="float">
            <text:p>0,8983</text:p>
          </table:table-cell>
          <table:table-cell table:formula="of:=SUM([.F20:.H20])/3" office:value-type="float" office:value="0.887794990238957" calcext:value-type="float">
            <text:p>0,8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AVR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.0, 'decision_function_shape': 'ovr', 'gamma': 0.001, 'kernel': 'rbf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style-name="ce1" office:value-type="float" office:value="0.885540576262226" calcext:value-type="float">
            <text:p>0,8855</text:p>
          </table:table-cell>
          <table:table-cell table:style-name="ce1" office:value-type="float" office:value="0.89046598821639" calcext:value-type="float">
            <text:p>0,8905</text:p>
          </table:table-cell>
          <table:table-cell table:style-name="ce1" office:value-type="float" office:value="0.888798701298701" calcext:value-type="float">
            <text:p>0,8888</text:p>
          </table:table-cell>
          <table:table-cell table:formula="of:=SUM([.F21:.H21])/3" office:value-type="float" office:value="0.888268421925772" calcext:value-type="float">
            <text:p>0,8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92413428495903" calcext:value-type="float">
            <text:p>0,8924</text:p>
          </table:table-cell>
          <table:table-cell table:style-name="ce1" office:value-type="float" office:value="0.892072844134976" calcext:value-type="float">
            <text:p>0,8921</text:p>
          </table:table-cell>
          <table:table-cell table:style-name="ce1" office:value-type="float" office:value="0.885551948051948" calcext:value-type="float">
            <text:p>0,8856</text:p>
          </table:table-cell>
          <table:table-cell table:formula="of:=SUM([.F22:.H22])/3" office:value-type="float" office:value="0.890012740227609" calcext:value-type="float">
            <text:p>0,8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R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83690192968543" calcext:value-type="float">
            <text:p>0,8837</text:p>
          </table:table-cell>
          <table:table-cell table:style-name="ce1" office:value-type="float" office:value="0.899571505088377" calcext:value-type="float">
            <text:p>0,8996</text:p>
          </table:table-cell>
          <table:table-cell table:style-name="ce1" office:value-type="float" office:value="0.890422077922078" calcext:value-type="float">
            <text:p>0,8904</text:p>
          </table:table-cell>
          <table:table-cell table:formula="of:=SUM([.F23:.H23])/3" office:value-type="float" office:value="0.891227925326333" calcext:value-type="float">
            <text:p>0,891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1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88977002379064" calcext:value-type="float">
            <text:p>0,8890</text:p>
          </table:table-cell>
          <table:table-cell table:style-name="ce1" office:value-type="float" office:value="0.897429030530262" calcext:value-type="float">
            <text:p>0,8974</text:p>
          </table:table-cell>
          <table:table-cell table:style-name="ce1" office:value-type="float" office:value="0.895292207792208" calcext:value-type="float">
            <text:p>0,8953</text:p>
          </table:table-cell>
          <table:table-cell table:formula="of:=SUM([.F24:.H24])/3" office:value-type="float" office:value="0.893899413567178" calcext:value-type="float">
            <text:p>0,893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0 <text:s/>LVR1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93735130848533" calcext:value-type="float">
            <text:p>0,8937</text:p>
          </table:table-cell>
          <table:table-cell table:style-name="ce1" office:value-type="float" office:value="0.900910551687199" calcext:value-type="float">
            <text:p>0,9009</text:p>
          </table:table-cell>
          <table:table-cell table:style-name="ce1" office:value-type="float" office:value="0.896374458874459" calcext:value-type="float">
            <text:p>0,8964</text:p>
          </table:table-cell>
          <table:table-cell table:formula="of:=SUM([.F25:.H25])/3" office:value-type="float" office:value="0.897006713803397" calcext:value-type="float">
            <text:p>0,8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0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0872323552736" calcext:value-type="float">
            <text:p>0,9009</text:p>
          </table:table-cell>
          <table:table-cell table:style-name="ce1" office:value-type="float" office:value="0.896357793251205" calcext:value-type="float">
            <text:p>0,8964</text:p>
          </table:table-cell>
          <table:table-cell table:style-name="ce1" office:value-type="float" office:value="0.89745670995671" calcext:value-type="float">
            <text:p>0,8975</text:p>
          </table:table-cell>
          <table:table-cell table:formula="of:=SUM([.F26:.H26])/3" office:value-type="float" office:value="0.89822894225355" calcext:value-type="float">
            <text:p>0,898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LOW <text:s/>LVR2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1, 'decision_function_shape': 'ovr', 'gamma': 0.0001, 'kernel': 'linear'}</text:p>
          </table:table-cell>
          <table:table-cell table:style-name="ce1" office:value-type="float" office:value="0.879460745440127" calcext:value-type="float">
            <text:p>0,8795</text:p>
          </table:table-cell>
          <table:table-cell table:style-name="ce1" office:value-type="float" office:value="0.905998928762721" calcext:value-type="float">
            <text:p>0,9060</text:p>
          </table:table-cell>
          <table:table-cell table:style-name="ce1" office:value-type="float" office:value="0.909902597402597" calcext:value-type="float">
            <text:p>0,9099</text:p>
          </table:table-cell>
          <table:table-cell table:formula="of:=SUM([.F27:.H27])/3" office:value-type="float" office:value="0.898454090535148" calcext:value-type="float">
            <text:p>0,8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98757599788528" calcext:value-type="float">
            <text:p>0,8988</text:p>
          </table:table-cell>
          <table:table-cell table:style-name="ce1" office:value-type="float" office:value="0.902517407605785" calcext:value-type="float">
            <text:p>0,9025</text:p>
          </table:table-cell>
          <table:table-cell table:style-name="ce1" office:value-type="float" office:value="0.903138528138528" calcext:value-type="float">
            <text:p>0,9031</text:p>
          </table:table-cell>
          <table:table-cell table:formula="of:=SUM([.F28:.H28])/3" office:value-type="float" office:value="0.901471178510947" calcext:value-type="float">
            <text:p>0,9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AVR <text:s/>LVR1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1.0, 'decision_function_shape': 'ovr', 'gamma': 0.001, 'kernel': 'rbf'}</text:p>
          </table:table-cell>
          <table:table-cell table:style-name="ce1" office:value-type="float" office:value="0.902987047316944" calcext:value-type="float">
            <text:p>0,9030</text:p>
          </table:table-cell>
          <table:table-cell table:style-name="ce1" office:value-type="float" office:value="0.904124263524371" calcext:value-type="float">
            <text:p>0,9041</text:p>
          </table:table-cell>
          <table:table-cell table:style-name="ce1" office:value-type="float" office:value="0.901515151515152" calcext:value-type="float">
            <text:p>0,9015</text:p>
          </table:table-cell>
          <table:table-cell table:formula="of:=SUM([.F29:.H29])/3" office:value-type="float" office:value="0.902875487452156" calcext:value-type="float">
            <text:p>0,902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92942109436955" calcext:value-type="float">
            <text:p>0,8929</text:p>
          </table:table-cell>
          <table:table-cell table:style-name="ce1" office:value-type="float" office:value="0.907873594001071" calcext:value-type="float">
            <text:p>0,9079</text:p>
          </table:table-cell>
          <table:table-cell table:style-name="ce1" office:value-type="float" office:value="0.912337662337662" calcext:value-type="float">
            <text:p>0,9123</text:p>
          </table:table-cell>
          <table:table-cell table:formula="of:=SUM([.F30:.H30])/3" office:value-type="float" office:value="0.904384455258563" calcext:value-type="float">
            <text:p>0,90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1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899814961670632" calcext:value-type="float">
            <text:p>0,8998</text:p>
          </table:table-cell>
          <table:table-cell table:style-name="ce1" office:value-type="float" office:value="0.912961971076594" calcext:value-type="float">
            <text:p>0,9130</text:p>
          </table:table-cell>
          <table:table-cell table:style-name="ce1" office:value-type="float" office:value="0.904761904761905" calcext:value-type="float">
            <text:p>0,9048</text:p>
          </table:table-cell>
          <table:table-cell table:formula="of:=SUM([.F31:.H31])/3" office:value-type="float" office:value="0.90584627916971" calcext:value-type="float">
            <text:p>0,9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0 <text:s/>LVR1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12238963785356" calcext:value-type="float">
            <text:p>0,9122</text:p>
          </table:table-cell>
          <table:table-cell table:style-name="ce1" office:value-type="float" office:value="0.910819496518479" calcext:value-type="float">
            <text:p>0,9108</text:p>
          </table:table-cell>
          <table:table-cell table:style-name="ce1" office:value-type="float" office:value="0.899621212121212" calcext:value-type="float">
            <text:p>0,8996</text:p>
          </table:table-cell>
          <table:table-cell table:formula="of:=SUM([.F32:.H32])/3" office:value-type="float" office:value="0.907559890808349" calcext:value-type="float">
            <text:p>0,90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LVR1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4308749669574" calcext:value-type="float">
            <text:p>0,9043</text:p>
          </table:table-cell>
          <table:table-cell table:style-name="ce1" office:value-type="float" office:value="0.913765399035886" calcext:value-type="float">
            <text:p>0,9138</text:p>
          </table:table-cell>
          <table:table-cell table:style-name="ce1" office:value-type="float" office:value="0.907738095238095" calcext:value-type="float">
            <text:p>0,9077</text:p>
          </table:table-cell>
          <table:table-cell table:formula="of:=SUM([.F33:.H33])/3" office:value-type="float" office:value="0.908604081314519" calcext:value-type="float">
            <text:p>0,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6687813904309" calcext:value-type="float">
            <text:p>0,9067</text:p>
          </table:table-cell>
          <table:table-cell table:style-name="ce1" office:value-type="float" office:value="0.909748259239422" calcext:value-type="float">
            <text:p>0,9097</text:p>
          </table:table-cell>
          <table:table-cell table:style-name="ce1" office:value-type="float" office:value="0.910443722943723" calcext:value-type="float">
            <text:p>0,9104</text:p>
          </table:table-cell>
          <table:table-cell table:formula="of:=SUM([.F34:.H34])/3" office:value-type="float" office:value="0.908959932029151" calcext:value-type="float">
            <text:p>0,90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AVR <text:s/>LVR1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10.0, 'decision_function_shape': 'ovr', 'gamma': 0.0001, 'kernel': 'rbf'}</text:p>
          </table:table-cell>
          <table:table-cell table:style-name="ce1" office:value-type="float" office:value="0.908273856727465" calcext:value-type="float">
            <text:p>0,9083</text:p>
          </table:table-cell>
          <table:table-cell table:style-name="ce1" office:value-type="float" office:value="0.914301017675415" calcext:value-type="float">
            <text:p>0,9143</text:p>
          </table:table-cell>
          <table:table-cell table:style-name="ce1" office:value-type="float" office:value="0.904491341991342" calcext:value-type="float">
            <text:p>0,9045</text:p>
          </table:table-cell>
          <table:table-cell table:formula="of:=SUM([.F35:.H35])/3" office:value-type="float" office:value="0.909022072131407" calcext:value-type="float">
            <text:p>0,909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FLOW <text:s/>AVR <text:s/>LVR2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895849854612741" calcext:value-type="float">
            <text:p>0,8958</text:p>
          </table:table-cell>
          <table:table-cell table:style-name="ce1" office:value-type="float" office:value="0.912694161756829" calcext:value-type="float">
            <text:p>0,9127</text:p>
          </table:table-cell>
          <table:table-cell table:style-name="ce1" office:value-type="float" office:value="0.923701298701299" calcext:value-type="float">
            <text:p>0,9237</text:p>
          </table:table-cell>
          <table:table-cell table:formula="of:=SUM([.F36:.H36])/3" office:value-type="float" office:value="0.910748438356956" calcext:value-type="float">
            <text:p>0,910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LVR0 <text:s/>LVR1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5366111551679" calcext:value-type="float">
            <text:p>0,9054</text:p>
          </table:table-cell>
          <table:table-cell table:style-name="ce1" office:value-type="float" office:value="0.913765399035886" calcext:value-type="float">
            <text:p>0,9138</text:p>
          </table:table-cell>
          <table:table-cell table:style-name="ce1" office:value-type="float" office:value="0.914772727272727" calcext:value-type="float">
            <text:p>0,9148</text:p>
          </table:table-cell>
          <table:table-cell table:formula="of:=SUM([.F37:.H37])/3" office:value-type="float" office:value="0.911301412620098" calcext:value-type="float">
            <text:p>0,9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AVR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13031985196934" calcext:value-type="float">
            <text:p>0,9130</text:p>
          </table:table-cell>
          <table:table-cell table:style-name="ce1" office:value-type="float" office:value="0.912961971076594" calcext:value-type="float">
            <text:p>0,9130</text:p>
          </table:table-cell>
          <table:table-cell table:style-name="ce1" office:value-type="float" office:value="0.908279220779221" calcext:value-type="float">
            <text:p>0,9083</text:p>
          </table:table-cell>
          <table:table-cell table:formula="of:=SUM([.F38:.H38])/3" office:value-type="float" office:value="0.911424392350916" calcext:value-type="float">
            <text:p>0,911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0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13296325667459" calcext:value-type="float">
            <text:p>0,9133</text:p>
          </table:table-cell>
          <table:table-cell table:style-name="ce1" office:value-type="float" office:value="0.909748259239422" calcext:value-type="float">
            <text:p>0,9097</text:p>
          </table:table-cell>
          <table:table-cell table:style-name="ce1" office:value-type="float" office:value="0.917207792207792" calcext:value-type="float">
            <text:p>0,9172</text:p>
          </table:table-cell>
          <table:table-cell table:formula="of:=SUM([.F39:.H39])/3" office:value-type="float" office:value="0.913417459038224" calcext:value-type="float">
            <text:p>0,913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0 <text:s/>LVR1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9595559080095" calcext:value-type="float">
            <text:p>0,9096</text:p>
          </table:table-cell>
          <table:table-cell table:style-name="ce1" office:value-type="float" office:value="0.923942153186931" calcext:value-type="float">
            <text:p>0,9239</text:p>
          </table:table-cell>
          <table:table-cell table:style-name="ce1" office:value-type="float" office:value="0.909902597402597" calcext:value-type="float">
            <text:p>0,9099</text:p>
          </table:table-cell>
          <table:table-cell table:formula="of:=SUM([.F40:.H40])/3" office:value-type="float" office:value="0.914480103223208" calcext:value-type="float">
            <text:p>0,914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0 <text:s/>LVR1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17525773195876" calcext:value-type="float">
            <text:p>0,9175</text:p>
          </table:table-cell>
          <table:table-cell table:style-name="ce1" office:value-type="float" office:value="0.918853776111409" calcext:value-type="float">
            <text:p>0,9189</text:p>
          </table:table-cell>
          <table:table-cell table:style-name="ce1" office:value-type="float" office:value="0.915584415584416" calcext:value-type="float">
            <text:p>0,9156</text:p>
          </table:table-cell>
          <table:table-cell table:formula="of:=SUM([.F41:.H41])/3" office:value-type="float" office:value="0.917321321630567" calcext:value-type="float">
            <text:p>0,917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1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.0, 'decision_function_shape': 'ovr', 'gamma': 0.001, 'kernel': 'rbf'}</text:p>
          </table:table-cell>
          <table:table-cell table:style-name="ce1" office:value-type="float" office:value="0.916997092254824" calcext:value-type="float">
            <text:p>0,9170</text:p>
          </table:table-cell>
          <table:table-cell table:style-name="ce1" office:value-type="float" office:value="0.916979110873058" calcext:value-type="float">
            <text:p>0,9170</text:p>
          </table:table-cell>
          <table:table-cell table:style-name="ce1" office:value-type="float" office:value="0.919372294372294" calcext:value-type="float">
            <text:p>0,9194</text:p>
          </table:table-cell>
          <table:table-cell table:formula="of:=SUM([.F42:.H42])/3" office:value-type="float" office:value="0.917782832500059" calcext:value-type="float">
            <text:p>0,917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RGB <text:s/>FLOW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1, 'kernel': 'rbf'}</text:p>
          </table:table-cell>
          <table:table-cell table:style-name="ce1" office:value-type="float" office:value="0.91726143272535" calcext:value-type="float">
            <text:p>0,9173</text:p>
          </table:table-cell>
          <table:table-cell table:style-name="ce1" office:value-type="float" office:value="0.913765399035886" calcext:value-type="float">
            <text:p>0,9138</text:p>
          </table:table-cell>
          <table:table-cell table:style-name="ce1" office:value-type="float" office:value="0.92288961038961" calcext:value-type="float">
            <text:p>0,9229</text:p>
          </table:table-cell>
          <table:table-cell table:formula="of:=SUM([.F43:.H43])/3" office:value-type="float" office:value="0.917972147383615" calcext:value-type="float">
            <text:p>0,918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06423473433783" calcext:value-type="float">
            <text:p>0,9064</text:p>
          </table:table-cell>
          <table:table-cell table:style-name="ce1" office:value-type="float" office:value="0.92635243706481" calcext:value-type="float">
            <text:p>0,9264</text:p>
          </table:table-cell>
          <table:table-cell table:style-name="ce1" office:value-type="float" office:value="0.922348484848485" calcext:value-type="float">
            <text:p>0,9223</text:p>
          </table:table-cell>
          <table:table-cell table:formula="of:=SUM([.F44:.H44])/3" office:value-type="float" office:value="0.918374798449026" calcext:value-type="float">
            <text:p>0,918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FLOW <text:s/>AVR <text:s/>LVR1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916732751784298" calcext:value-type="float">
            <text:p>0,9167</text:p>
          </table:table-cell>
          <table:table-cell table:style-name="ce1" office:value-type="float" office:value="0.922603106588109" calcext:value-type="float">
            <text:p>0,9226</text:p>
          </table:table-cell>
          <table:table-cell table:style-name="ce1" office:value-type="float" office:value="0.920725108225108" calcext:value-type="float">
            <text:p>0,9207</text:p>
          </table:table-cell>
          <table:table-cell table:formula="of:=SUM([.F45:.H45])/3" office:value-type="float" office:value="0.920020322199172" calcext:value-type="float">
            <text:p>0,920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FLOW <text:s/>AVR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1461802802009" calcext:value-type="float">
            <text:p>0,9146</text:p>
          </table:table-cell>
          <table:table-cell table:style-name="ce1" office:value-type="float" office:value="0.927691483663632" calcext:value-type="float">
            <text:p>0,9277</text:p>
          </table:table-cell>
          <table:table-cell table:style-name="ce1" office:value-type="float" office:value="0.923701298701299" calcext:value-type="float">
            <text:p>0,9237</text:p>
          </table:table-cell>
          <table:table-cell table:formula="of:=SUM([.F46:.H46])/3" office:value-type="float" office:value="0.922003603461674" calcext:value-type="float">
            <text:p>0,922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918318794607454" calcext:value-type="float">
            <text:p>0,9183</text:p>
          </table:table-cell>
          <table:table-cell table:style-name="ce1" office:value-type="float" office:value="0.922603106588109" calcext:value-type="float">
            <text:p>0,9226</text:p>
          </table:table-cell>
          <table:table-cell table:style-name="ce1" office:value-type="float" office:value="0.92775974025974" calcext:value-type="float">
            <text:p>0,9278</text:p>
          </table:table-cell>
          <table:table-cell table:formula="of:=SUM([.F47:.H47])/3" office:value-type="float" office:value="0.922893880485101" calcext:value-type="float">
            <text:p>0,922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1 <text:s/>LVR2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3605604017975" calcext:value-type="float">
            <text:p>0,9236</text:p>
          </table:table-cell>
          <table:table-cell table:style-name="ce1" office:value-type="float" office:value="0.924209962506695" calcext:value-type="float">
            <text:p>0,9242</text:p>
          </table:table-cell>
          <table:table-cell table:style-name="ce1" office:value-type="float" office:value="0.921266233766234" calcext:value-type="float">
            <text:p>0,9213</text:p>
          </table:table-cell>
          <table:table-cell table:formula="of:=SUM([.F48:.H48])/3" office:value-type="float" office:value="0.923027266763635" calcext:value-type="float">
            <text:p>0,923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3341263547449" calcext:value-type="float">
            <text:p>0,9233</text:p>
          </table:table-cell>
          <table:table-cell table:style-name="ce1" office:value-type="float" office:value="0.925816818425281" calcext:value-type="float">
            <text:p>0,9258</text:p>
          </table:table-cell>
          <table:table-cell table:style-name="ce1" office:value-type="float" office:value="0.920454545454545" calcext:value-type="float">
            <text:p>0,9205</text:p>
          </table:table-cell>
          <table:table-cell table:formula="of:=SUM([.F49:.H49])/3" office:value-type="float" office:value="0.923204209142425" calcext:value-type="float">
            <text:p>0,923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LVR0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1490880253767" calcext:value-type="float">
            <text:p>0,9215</text:p>
          </table:table-cell>
          <table:table-cell table:style-name="ce1" office:value-type="float" office:value="0.927423674343867" calcext:value-type="float">
            <text:p>0,9274</text:p>
          </table:table-cell>
          <table:table-cell table:style-name="ce1" office:value-type="float" office:value="0.929924242424242" calcext:value-type="float">
            <text:p>0,9299</text:p>
          </table:table-cell>
          <table:table-cell table:formula="of:=SUM([.F50:.H50])/3" office:value-type="float" office:value="0.926279599007292" calcext:value-type="float">
            <text:p>0,926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GB <text:s/>FLOW <text:s/>AVR</text:p>
          </table:table-cell>
          <table:table-cell table:number-columns-repeated="2"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10.0, 'decision_function_shape': 'ovr', 'gamma': 0.0001, 'kernel': 'rbf'}</text:p>
          </table:table-cell>
          <table:table-cell table:style-name="ce1" office:value-type="float" office:value="0.920962199312715" calcext:value-type="float">
            <text:p>0,9210</text:p>
          </table:table-cell>
          <table:table-cell table:style-name="ce1" office:value-type="float" office:value="0.928494911622924" calcext:value-type="float">
            <text:p>0,9285</text:p>
          </table:table-cell>
          <table:table-cell table:style-name="ce1" office:value-type="float" office:value="0.930465367965368" calcext:value-type="float">
            <text:p>0,9305</text:p>
          </table:table-cell>
          <table:table-cell table:formula="of:=SUM([.F51:.H51])/3" office:value-type="float" office:value="0.926640826300336" calcext:value-type="float">
            <text:p>0,926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0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3869944488501" calcext:value-type="float">
            <text:p>0,9239</text:p>
          </table:table-cell>
          <table:table-cell table:style-name="ce1" office:value-type="float" office:value="0.925013390465988" calcext:value-type="float">
            <text:p>0,9250</text:p>
          </table:table-cell>
          <table:table-cell table:style-name="ce1" office:value-type="float" office:value="0.933712121212121" calcext:value-type="float">
            <text:p>0,9337</text:p>
          </table:table-cell>
          <table:table-cell table:formula="of:=SUM([.F52:.H52])/3" office:value-type="float" office:value="0.927531818722203" calcext:value-type="float">
            <text:p>0,927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0 <text:s/>LVR1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8363732487444" calcext:value-type="float">
            <text:p>0,9284</text:p>
          </table:table-cell>
          <table:table-cell table:style-name="ce1" office:value-type="float" office:value="0.933047670058918" calcext:value-type="float">
            <text:p>0,9330</text:p>
          </table:table-cell>
          <table:table-cell table:style-name="ce1" office:value-type="float" office:value="0.928841991341991" calcext:value-type="float">
            <text:p>0,9288</text:p>
          </table:table-cell>
          <table:table-cell table:formula="of:=SUM([.F53:.H53])/3" office:value-type="float" office:value="0.930084464629451" calcext:value-type="float">
            <text:p>0,930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1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32064499074808" calcext:value-type="float">
            <text:p>0,9321</text:p>
          </table:table-cell>
          <table:table-cell table:style-name="ce1" office:value-type="float" office:value="0.934118907337975" calcext:value-type="float">
            <text:p>0,9341</text:p>
          </table:table-cell>
          <table:table-cell table:style-name="ce1" office:value-type="float" office:value="0.92478354978355" calcext:value-type="float">
            <text:p>0,9248</text:p>
          </table:table-cell>
          <table:table-cell table:formula="of:=SUM([.F54:.H54])/3" office:value-type="float" office:value="0.930322318732111" calcext:value-type="float">
            <text:p>0,930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RGB <text:s/>FLOW <text:s/>AVR <text:s/>LVR0 <text:s/>LVR1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6777689664288" calcext:value-type="float">
            <text:p>0,9268</text:p>
          </table:table-cell>
          <table:table-cell table:style-name="ce1" office:value-type="float" office:value="0.93438671665774" calcext:value-type="float">
            <text:p>0,9344</text:p>
          </table:table-cell>
          <table:table-cell table:style-name="ce1" office:value-type="float" office:value="0.931547619047619" calcext:value-type="float">
            <text:p>0,9315</text:p>
          </table:table-cell>
          <table:table-cell table:formula="of:=SUM([.F55:.H55])/3" office:value-type="float" office:value="0.930904008456549" calcext:value-type="float">
            <text:p>0,930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0 <text:s/>LVR2</text:p>
          </table:table-cell>
          <table:table-cell office:value-type="string" calcext:value-type="string">
            <text:p>{'C': 0.0001, 'decision_function_shape': 'ovr', 'gamma': 0.0001, 'kernel': 'linear'}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23605604017975" calcext:value-type="float">
            <text:p>0,9236</text:p>
          </table:table-cell>
          <table:table-cell table:style-name="ce1" office:value-type="float" office:value="0.936529191215854" calcext:value-type="float">
            <text:p>0,9365</text:p>
          </table:table-cell>
          <table:table-cell table:style-name="ce1" office:value-type="float" office:value="0.936958874458874" calcext:value-type="float">
            <text:p>0,9370</text:p>
          </table:table-cell>
          <table:table-cell table:formula="of:=SUM([.F56:.H56])/3" office:value-type="float" office:value="0.932364556564234" calcext:value-type="float">
            <text:p>0,932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GB <text:s/>FLOW <text:s/>AVR <text:s/>LVR2</text:p>
          </table:table-cell>
          <table:table-cell table:number-columns-repeated="2" office:value-type="string" calcext:value-type="string">
            <text:p>{'C': 0.001, 'decision_function_shape': 'ovr', 'gamma': 0.0001, 'kernel': 'linear'}</text:p>
          </table:table-cell>
          <table:table-cell office:value-type="string" calcext:value-type="string">
            <text:p>{'C': 0.01, 'decision_function_shape': 'ovr', 'gamma': 0.0001, 'kernel': 'linear'}</text:p>
          </table:table-cell>
          <table:table-cell table:style-name="ce1" office:value-type="float" office:value="0.926249008723235" calcext:value-type="float">
            <text:p>0,9262</text:p>
          </table:table-cell>
          <table:table-cell table:style-name="ce1" office:value-type="float" office:value="0.933583288698447" calcext:value-type="float">
            <text:p>0,9336</text:p>
          </table:table-cell>
          <table:table-cell table:style-name="ce1" office:value-type="float" office:value="0.938582251082251" calcext:value-type="float">
            <text:p>0,9386</text:p>
          </table:table-cell>
          <table:table-cell table:formula="of:=SUM([.F57:.H57])/3" office:value-type="float" office:value="0.932804849501311" calcext:value-type="float">
            <text:p>0,932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GB <text:s/>FLOW <text:s/>AVR <text:s/>LVR1 <text:s/>LVR2</text:p>
          </table:table-cell>
          <table:table-cell table:number-columns-repeated="3" office:value-type="string" calcext:value-type="string">
            <text:p>{'C': 0.001, 'decision_function_shape': 'ovr', 'gamma': 0.0001, 'kernel': 'linear'}</text:p>
          </table:table-cell>
          <table:table-cell table:style-name="ce1" office:value-type="float" office:value="0.933121860956912" calcext:value-type="float">
            <text:p>0,9331</text:p>
          </table:table-cell>
          <table:table-cell table:style-name="ce1" office:value-type="float" office:value="0.935725763256561" calcext:value-type="float">
            <text:p>0,9357</text:p>
          </table:table-cell>
          <table:table-cell table:style-name="ce1" office:value-type="float" office:value="0.932900432900433" calcext:value-type="float">
            <text:p>0,9329</text:p>
          </table:table-cell>
          <table:table-cell table:formula="of:=SUM([.F58:.H58])/3" office:value-type="float" office:value="0.933916019037969" calcext:value-type="float">
            <text:p>0,9339</text:p>
          </table:table-cell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HMDB.A1:HMDB.I58" table:display-filter-buttons="true">
          <table:filter>
            <table:filter-and>
              <table:filter-condition table:field-number="1" table:value="flow" table:operator="does-not-contain"/>
            </table:filter-and>
          </table:filter>
          <table:sort>
            <table:sort-by table:field-number="8" table:data-type="automatic"/>
          </table:sort>
        </table:database-range>
        <table:database-range table:name="__Anonymous_Sheet_DB__1" table:target-range-address="UCF.A1:UCF.I58" table:display-filter-buttons="true">
          <table:filter>
            <table:filter-and>
              <table:filter-condition table:field-number="1" table:value="Flow" table:operator="does-not-contain"/>
            </table:filter-and>
          </table:filter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0/00/0000</text:date>, <text:time style:data-style-name="N2" text:time-value="00:07:51.2914590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1:32:46.443613149</meta:creation-date>
    <dc:date>2020-09-06T02:47:56.337650123</dc:date>
    <meta:editing-duration>PT1H5M40S</meta:editing-duration>
    <meta:editing-cycles>8</meta:editing-cycles>
    <meta:generator>LibreOffice/5.1.6.2$Linux_X86_64 LibreOffice_project/10m0$Build-2</meta:generator>
    <meta:document-statistic meta:table-count="2" meta:cell-count="1044" meta:object-count="0"/>
  </office:meta>
</office:document-meta>
</file>